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2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/>
    </style:style>
    <style:style style:name="T12_8" style:family="text">
      <style:text-properties style:font-name="Verdana" fo:font-size="12pt" style:font-name-asian="Verdana" style:font-size-asian="12pt" style:font-name-complex="Verdana" style:font-size-complex="12pt"/>
    </style:style>
    <style:style style:name="T12_9" style:family="text">
      <style:text-properties style:font-name="Verdana" fo:font-size="12pt" style:font-name-asian="Verdana" style:font-size-asian="12pt" style:font-name-complex="Verdana" style:font-size-complex="12pt"/>
    </style:style>
    <style:style style:name="T1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_12" style:family="text">
      <style:text-properties style:font-name="Verdana" fo:font-size="12pt" style:font-name-asian="Verdana" style:font-size-asian="12pt" style:font-name-complex="Verdana" style:font-size-complex="12pt"/>
    </style:style>
    <style:style style:name="T12_13" style:family="text">
      <style:text-properties style:font-name="Verdana" fo:font-size="12pt" style:font-name-asian="Verdana" style:font-size-asian="12pt" style:font-name-complex="Verdana" style:font-size-complex="12pt"/>
    </style:style>
    <style:style style:name="T12_14" style:family="text">
      <style:text-properties style:font-name="Verdana" fo:font-size="12pt" style:font-name-asian="Verdana" style:font-size-asian="12pt" style:font-name-complex="Verdana" style:font-size-complex="12pt"/>
    </style:style>
    <style:style style:name="T12_15" style:family="text">
      <style:text-properties style:font-name="Verdana" fo:font-size="12pt" style:font-name-asian="Verdana" style:font-size-asian="12pt" style:font-name-complex="Verdana" style:font-size-complex="12pt"/>
    </style:style>
    <style:style style:name="T12_16" style:family="text">
      <style:text-properties style:font-name="Verdana" fo:font-size="12pt" style:font-name-asian="Verdana" style:font-size-asian="12pt" style:font-name-complex="Verdana" style:font-size-complex="12pt"/>
    </style:style>
    <style:style style:name="T12_17" style:family="text">
      <style:text-properties style:font-name="Verdana" fo:font-size="12pt" style:font-name-asian="Verdana" style:font-size-asian="12pt" style:font-name-complex="Verdana" style:font-size-complex="12pt"/>
    </style:style>
    <style:style style:name="T12_18" style:family="text">
      <style:text-properties style:font-name="Verdana" fo:font-size="12pt" style:font-name-asian="Verdana" style:font-size-asian="12pt" style:font-name-complex="Verdana" style:font-size-complex="12pt"/>
    </style:style>
    <style:style style:name="T12_19" style:family="text">
      <style:text-properties style:font-name="Verdana" fo:font-size="12pt" style:font-name-asian="Verdana" style:font-size-asian="12pt" style:font-name-complex="Verdana" style:font-size-complex="12pt"/>
    </style:style>
    <style:style style:name="T12_20" style:family="text">
      <style:text-properties style:font-name="Verdana" fo:font-size="12pt" style:font-name-asian="Verdana" style:font-size-asian="12pt" style:font-name-complex="Verdana" style:font-size-complex="12pt"/>
    </style:style>
    <style:style style:name="T12_2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2" style:family="text">
      <style:text-properties style:font-name="Verdana" fo:font-size="12pt" style:font-name-asian="Verdana" style:font-size-asian="12pt" style:font-name-complex="Verdana" style:font-size-complex="12pt"/>
    </style:style>
    <style:style style:name="T12_23" style:family="text">
      <style:text-properties style:font-name="Verdana" fo:font-size="12pt" style:font-name-asian="Verdana" style:font-size-asian="12pt" style:font-name-complex="Verdana" style:font-size-complex="12pt"/>
    </style:style>
    <style:style style:name="T12_24" style:family="text">
      <style:text-properties style:font-name="Verdana" fo:font-size="12pt" style:font-name-asian="Verdana" style:font-size-asian="12pt" style:font-name-complex="Verdana" style:font-size-complex="12pt"/>
    </style:style>
    <style:style style:name="T12_25" style:family="text">
      <style:text-properties style:font-name="Verdana" fo:font-size="12pt" style:font-name-asian="Verdana" style:font-size-asian="12pt" style:font-name-complex="Verdana" style:font-size-complex="12pt"/>
    </style:style>
    <style:style style:name="T12_26" style:family="text">
      <style:text-properties style:font-name="Verdana" fo:font-size="12pt" style:font-name-asian="Verdana" style:font-size-asian="12pt" style:font-name-complex="Verdana" style:font-size-complex="12pt"/>
    </style:style>
    <style:style style:name="T12_27" style:family="text">
      <style:text-properties style:font-name="Verdana" fo:font-size="12pt" style:font-name-asian="Verdana" style:font-size-asian="12pt" style:font-name-complex="Verdana" style:font-size-complex="12pt"/>
    </style:style>
    <style:style style:name="T12_28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break-before="auto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T14_7" style:family="text">
      <style:text-properties style:font-name="Verdana" fo:font-size="12pt" style:font-name-asian="Verdana" style:font-size-asian="12pt" style:font-name-complex="Verdana" style:font-size-complex="12pt"/>
    </style:style>
    <style:style style:name="T14_8" style:family="text">
      <style:text-properties style:font-name="Verdana" fo:font-size="12pt" style:font-name-asian="Verdana" style:font-size-asian="12pt" style:font-name-complex="Verdana" style:font-size-complex="12pt"/>
    </style:style>
    <style:style style:name="T14_9" style:family="text">
      <style:text-properties style:font-name="Verdana" fo:font-size="12pt" style:font-name-asian="Verdana" style:font-size-asian="12pt" style:font-name-complex="Verdana" style:font-size-complex="12pt"/>
    </style:style>
    <style:style style:name="T14_10" style:family="text">
      <style:text-properties style:font-name="Verdana" fo:font-size="12pt" style:font-name-asian="Verdana" style:font-size-asian="12pt" style:font-name-complex="Verdana" style:font-size-complex="12pt"/>
    </style:style>
    <style:style style:name="T14_11" style:family="text">
      <style:text-properties style:font-name="Verdana" fo:font-size="12pt" style:font-name-asian="Verdana" style:font-size-asian="12pt" style:font-name-complex="Verdana" style:font-size-complex="12pt"/>
    </style:style>
    <style:style style:name="T14_12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T15_7" style:family="text">
      <style:text-properties style:font-name="Verdana" fo:font-size="12pt" style:font-name-asian="Verdana" style:font-size-asian="12pt" style:font-name-complex="Verdana" style:font-size-complex="12pt"/>
    </style:style>
    <style:style style:name="T15_8" style:family="text">
      <style:text-properties style:font-name="Verdana" fo:font-size="12pt" style:font-name-asian="Verdana" style:font-size-asian="12pt" style:font-name-complex="Verdana" style:font-size-complex="12pt"/>
    </style:style>
    <style:style style:name="T15_9" style:family="text">
      <style:text-properties style:font-name="Verdana" fo:font-size="12pt" style:font-name-asian="Verdana" style:font-size-asian="12pt" style:font-name-complex="Verdana" style:font-size-complex="12pt"/>
    </style:style>
    <style:style style:name="T15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_11" style:family="text">
      <style:text-properties style:font-name="Verdana" fo:font-size="12pt" style:font-name-asian="Verdana" style:font-size-asian="12pt" style:font-name-complex="Verdana" style:font-size-complex="12pt"/>
    </style:style>
    <style:style style:name="T15_12" style:family="text">
      <style:text-properties style:font-name="Verdana" fo:font-size="12pt" style:font-name-asian="Verdana" style:font-size-asian="12pt" style:font-name-complex="Verdana" style:font-size-complex="12pt"/>
    </style:style>
    <style:style style:name="T15_13" style:family="text">
      <style:text-properties style:font-name="Verdana" fo:font-size="12pt" style:font-name-asian="Verdana" style:font-size-asian="12pt" style:font-name-complex="Verdana" style:font-size-complex="12pt"/>
    </style:style>
    <style:style style:name="T15_14" style:family="text">
      <style:text-properties style:font-name="Verdana" fo:font-size="12pt" style:font-name-asian="Verdana" style:font-size-asian="12pt" style:font-name-complex="Verdana" style:font-size-complex="12pt"/>
    </style:style>
    <style:style style:name="T15_15" style:family="text">
      <style:text-properties style:font-name="Verdana" fo:font-size="12pt" style:font-name-asian="Verdana" style:font-size-asian="12pt" style:font-name-complex="Verdana" style:font-size-complex="12pt"/>
    </style:style>
    <style:style style:name="T15_16" style:family="text">
      <style:text-properties style:font-name="Verdana" fo:font-size="12pt" style:font-name-asian="Verdana" style:font-size-asian="12pt" style:font-name-complex="Verdana" style:font-size-complex="12pt"/>
    </style:style>
    <style:style style:name="T15_17" style:family="text">
      <style:text-properties style:font-name="Verdana" fo:font-size="12pt" style:font-name-asian="Verdana" style:font-size-asian="12pt" style:font-name-complex="Verdana" style:font-size-complex="12pt"/>
    </style:style>
    <style:style style:name="T15_18" style:family="text">
      <style:text-properties style:font-name="Verdana" fo:font-size="12pt" style:font-name-asian="Verdana" style:font-size-asian="12pt" style:font-name-complex="Verdana" style:font-size-complex="12pt"/>
    </style:style>
    <style:style style:name="T15_19" style:family="text">
      <style:text-properties style:font-name="Verdana" fo:font-size="12pt" style:font-name-asian="Verdana" style:font-size-asian="12pt" style:font-name-complex="Verdana" style:font-size-complex="12pt"/>
    </style:style>
    <style:style style:name="T15_20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/>
    </style:style>
    <style:style style:name="T19_7" style:family="text">
      <style:text-properties style:font-name="Verdana" fo:font-size="12pt" style:font-name-asian="Verdana" style:font-size-asian="12pt" style:font-name-complex="Verdana" style:font-size-complex="12pt"/>
    </style:style>
    <style:style style:name="T19_8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1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</style:style>
    <style:style style:name="T21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1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1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1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break-before="auto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3" style:family="paragraph" style:parent-style-name="Standard">
      <style:paragraph-properties fo:break-before="auto" fo:text-indent="0cm" fo:margin-left="1.27cm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/text:p>
      <text:p text:style-name="P3"><text:span text:style-name="T3_1">Date</text:span><text:span text:style-name="T3_2">:<text:s/>10-05-12</text:span></text:p>
      <text:p text:style-name="P4"><text:span text:style-name="T4_1">Time</text:span><text:span text:style-name="T4_2">:<text:s/>10.30<text:s/>-<text:s/>11:30</text:span></text:p>
      <text:p text:style-name="P5"><text:span text:style-name="T5_1">Facilitator</text:span><text:span text:style-name="T5_2">:<text:s/></text:span><text:span text:style-name="T5_3">Anton</text:span><text:span text:style-name="T5_4"><text:s/></text:span><text:span text:style-name="T5_5">Lindgren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Merge</text:span><text:span text:style-name="T9_3"><text:s/></text:span><text:span text:style-name="T9_4">with</text:span><text:span text:style-name="T9_5"><text:s/></text:span><text:span text:style-name="T9_6">PU</text:span><text:span text:style-name="T9_7"><text:s/></text:span><text:span text:style-name="T9_8">and</text:span><text:span text:style-name="T9_9"><text:s/></text:span><text:span text:style-name="T9_10">phys</text:span></text:p>
      <text:p text:style-name="P10"><text:span text:style-name="T10_1">Tests</text:span></text:p>
      <text:p text:style-name="P11"><text:span text:style-name="T11_1">Reports</text:span><text:span text:style-name="T11_2"><text:s/>(15<text:s/></text:span><text:span text:style-name="T11_3">min</text:span><text:span text:style-name="T11_4">)</text:span></text:p>
      <text:p text:style-name="P12"><text:span text:style-name="T12_1">Are</text:span><text:span text:style-name="T12_2"><text:s/></text:span><text:span text:style-name="T12_3">we</text:span><text:span text:style-name="T12_4"><text:s/></text:span><text:span text:style-name="T12_5">on</text:span><text:span text:style-name="T12_6"><text:s/></text:span><text:span text:style-name="T12_7">schedule</text:span><text:span text:style-name="T12_8">?<text:s/></text:span><text:span text:style-name="T12_9">What</text:span><text:span text:style-name="T12_10"><text:s/></text:span><text:span text:style-name="T12_11">needs</text:span><text:span text:style-name="T12_12"><text:s/></text:span><text:span text:style-name="T12_13">to</text:span><text:span text:style-name="T12_14"><text:s/></text:span><text:span text:style-name="T12_15">be</text:span><text:span text:style-name="T12_16"><text:s/></text:span><text:span text:style-name="T12_17">done</text:span><text:span text:style-name="T12_18"><text:s/></text:span><text:span text:style-name="T12_19">that</text:span><text:span text:style-name="T12_20"><text:s/></text:span><text:span text:style-name="T12_21">should</text:span><text:span text:style-name="T12_22"><text:s/></text:span><text:span text:style-name="T12_23">have</text:span><text:span text:style-name="T12_24"><text:s/></text:span><text:span text:style-name="T12_25">been</text:span><text:span text:style-name="T12_26"><text:s/></text:span><text:span text:style-name="T12_27">done</text:span><text:span text:style-name="T12_28">?</text:span></text:p>
      <text:p text:style-name="P13"><text:span text:style-name="T13_1">Discussion</text:span><text:span text:style-name="T13_2"><text:s/></text:span><text:span text:style-name="T13_3">items</text:span><text:span text:style-name="T13_4"><text:s/>(35<text:s/></text:span><text:span text:style-name="T13_5">min</text:span><text:span text:style-name="T13_6">)</text:span></text:p>
      <text:p text:style-name="P14"><text:span text:style-name="T14_1">Commit</text:span><text:span text:style-name="T14_2"><text:s/></text:span><text:span text:style-name="T14_3">deadline</text:span><text:span text:style-name="T14_4">,<text:s/></text:span><text:span text:style-name="T14_5">when</text:span><text:span text:style-name="T14_6">?<text:s/></text:span><text:span text:style-name="T14_7">Ask</text:span><text:span text:style-name="T14_8"><text:s/></text:span><text:span text:style-name="T14_9">Adam</text:span><text:span text:style-name="T14_10"><text:s/></text:span><text:span text:style-name="T14_11">today</text:span><text:span text:style-name="T14_12">!</text:span></text:p>
      <text:p text:style-name="P15"><text:span text:style-name="T15_1">Add</text:span><text:span text:style-name="T15_2"><text:s/></text:span><text:span text:style-name="T15_3">all</text:span><text:span text:style-name="T15_4"><text:s/></text:span><text:span text:style-name="T15_5">easy</text:span><text:span text:style-name="T15_6"><text:s/></text:span><text:span text:style-name="T15_7">peasy</text:span><text:span text:style-name="T15_8"><text:s/></text:span><text:span text:style-name="T15_9">graphical</text:span><text:span text:style-name="T15_10"><text:s/></text:span><text:span text:style-name="T15_11">things</text:span><text:span text:style-name="T15_12"><text:s/></text:span><text:span text:style-name="T15_13">that</text:span><text:span text:style-name="T15_14"><text:s/></text:span><text:span text:style-name="T15_15">have</text:span><text:span text:style-name="T15_16"><text:s/></text:span><text:span text:style-name="T15_17">been</text:span><text:span text:style-name="T15_18"><text:s/></text:span><text:span text:style-name="T15_19">discussed</text:span><text:span text:style-name="T15_20">.</text:span></text:p>
      <text:p text:style-name="P16"><text:span text:style-name="T16_1"><text:tab/></text:span><text:span text:style-name="T16_2">Water</text:span></text:p>
      <text:p text:style-name="P17"><text:span text:style-name="T17_1"><text:tab/></text:span><text:span text:style-name="T17_2">Fog</text:span></text:p>
      <text:p text:style-name="P18"><text:span text:style-name="T18_1"><text:tab/></text:span><text:span text:style-name="T18_2">More</text:span><text:span text:style-name="T18_3">?</text:span></text:p>
      <text:p text:style-name="P19"><text:span text:style-name="T19_1">Schedule</text:span><text:span text:style-name="T19_2"><text:s/></text:span><text:span text:style-name="T19_3">until</text:span><text:span text:style-name="T19_4"><text:s/></text:span><text:span text:style-name="T19_5">next</text:span><text:span text:style-name="T19_6"><text:s/></text:span><text:span text:style-name="T19_7">meeting</text:span><text:span text:style-name="T19_8">.<text:s/></text:span></text:p>
      <text:p text:style-name="P20"><text:span text:style-name="T20_1">Outcomes</text:span><text:span text:style-name="T20_2"><text:s/></text:span><text:span text:style-name="T20_3">and</text:span><text:span text:style-name="T20_4"><text:s/></text:span><text:span text:style-name="T20_5">assignments</text:span><text:span text:style-name="T20_6"><text:s/>(5<text:s/></text:span><text:span text:style-name="T20_7">min</text:span><text:span text:style-name="T20_8">)</text:span></text:p>
      <text:p text:style-name="P21"><text:span text:style-name="T21_1">See</text:span><text:span text:style-name="T21_2"><text:s/></text:span><text:span text:style-name="T21_3">protocol</text:span><text:span text:style-name="T21_4"><text:s/></text:span></text:p>
      <text:p text:style-name="P22"><text:span text:style-name="T22_1">Wrap</text:span><text:span text:style-name="T22_2"><text:s/></text:span><text:span text:style-name="T22_3">up</text:span></text:p>
      <text:p text:style-name="P23"><text:span text:style-name="T23_1">Next</text:span><text:span text:style-name="T23_2"><text:s/></text:span><text:span text:style-name="T23_3">meeting</text:span><text:span text:style-name="T23_4"><text:s/>: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